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Gramma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qlGrammar.parseExpression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qlGramma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.getToken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Gramma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Grammar.SqlGrammar( java . io . Reader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Grammar.ReInit( java . io .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Grammar.SqlGrammar( java . io .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Grammar.par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qlGramma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Grammar.ReInit( java . io . Reader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Grammar.parseReflec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qlGramma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.SqlGrammar( SqlGrammarTokenManager t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.jj_la1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Grammar.parseSqlEscape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40">
            <text:p text:style-name="Table_20_Contents">140</text:p>
          </table:table-cell>
        </table:table-row>
        <table:table-row>
          <table:table-cell office:value-type="string">
            <text:p text:style-name="Table_20_Contents">SqlGrammar.parseJdbcEscap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qlGrammar.ReInit( SqlGrammarTokenManager t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Grammar.jj_consume_token( int ki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Grammar.generateParseExceptio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qlGramma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